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ternativeCount_domain-loca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LOCALE</text:p>
          </table:table-cell>
          <table:table-cell table:style-name="ce2" office:value-type="string" calcext:value-type="string">
            <text:p># ALT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pol-POL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ara-MAR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sqi-KSV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ara-QAT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ll-GRC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sqi-MKD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ara-AR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geo-GEO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sqi-KSV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lav-LVA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ara-SAU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srp-SRB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msa-MYS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uzb-UZB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ara-JO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ara-PS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ukr-UKR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mon-MN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geo-GE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mon-MNG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jpn-JPN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jpn-JPN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ara-ISR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ces-CZE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ind-ID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uzb-UZB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tha-THA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ukr-UKR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por-BR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mkd-MKD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ara-JOR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ara-PS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por-PR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ara-QA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ara-ARE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ara-ISR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jpn-JPN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bel-BLR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ara-ISR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qi-KSV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rus-LV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dan-DNK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slv-SVN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nld-NLD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tha-TH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ron-ROU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kaz-KAZ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aze-QAZ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heb-IS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PER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kor-KOR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lit-LTU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dan-DN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COL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ll-QCY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mne-MN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tur-TUR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lit-LTU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aze-QAZ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sqi-AL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fra-FR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rus-MD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rus-QA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ara-SAU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ron-MD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nld-BE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deu-DEU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aze-QAZ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hrv-HRV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msa-MY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URY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rus-ES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ara-MAR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ll-QCY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bul-BGR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bul-BGR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ara-SAU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deu-CH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rus-RU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mne-MN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ll-GRC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lv-SV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bul-BGR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CRI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CRI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hun-HU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mne-MN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zho-HK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zho-MAC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ara-AR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jpn-JP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DOM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qi-ALB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slv-SV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sqi-ALB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mlt-ML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slo-SVK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por-BR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qi-MK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lo-SVK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rp-SRB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lav-LV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us-ES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rus-BL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PE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rus-KAZ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CHL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COL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lav-LV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ron-MD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ESP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lit-LTU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bel-BL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UR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kaz-KAZ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rus-QAZ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mkd-MK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rus-BL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deu-AU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zho-CH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kor-KO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MEX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PA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zho-CH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ind-ID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rus-MD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fin-FI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bel-BL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ukr-UK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ron-ROU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sqi-MK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msa-MY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deu-AU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us-ESP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CH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ara-PS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rus-ES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hun-HU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rus-LV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kor-KO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dan-DNK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deu-DEU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mkd-MK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deu-AU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zho-CH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nld-BE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kaz-KAZ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rus-RU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deu-DEU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rus-ES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ara-JO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heb-IS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deu-CH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heb-IS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ita-IT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rus-KAZ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deu-CH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pol-PO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ara-M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SL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fin-FI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AR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rus-MD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rus-RU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MEX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rus-KAZ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pol-PO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tur-TU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uzb-UZB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ita-IT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nld-NL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ron-MD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cat-ESP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isl-IS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ces-CZ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geo-GE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tha-TH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rus-LV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por-BR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MEX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nld-BE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fin-FI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glg-ESP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glg-ESP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ll-QC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nld-NL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cat-ES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glg-ESP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t-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isl-IS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hun-HU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ita-IT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p-S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nno-NO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ron-ROU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rus-BL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swe-SW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PA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isl-IS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slo-SVK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swe-SW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hrv-HR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rus-QAZ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cat-ESP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UR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zho-TAP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nob-NO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fra-CA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por-PR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ara-QA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CRI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ara-SA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ces-CZ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hrv-HR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nob-N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nno-N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nob-N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CH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S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srp-SR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slv-SV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mon-M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fra-CH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zho-MA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ll-GR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DO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fra-BE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nno-N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we-SW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zho-TA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st-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PA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t-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us-ES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CO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DO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AR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por-PR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kor-K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bul-B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AR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ES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hun-HU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DO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sp-P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MEX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S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tha-TH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PH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ara-J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ara-P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sqi-AL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QA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QS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ll-QC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kaz-KAZ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ron-ROU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zho-HK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zho-HK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tur-TU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us-ES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zho-TA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zho-HK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ll-GR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heb-IS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mkd-MK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msa-MY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ara-IS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mne-M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por-B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fra-CA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ara-AR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bel-BL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ces-CZ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deu-CH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UR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ron-MD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fra-FR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ara-MA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AR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CR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ES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P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lit-LT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nob-NO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ukr-UK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sp-ES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fra-MA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lav-LV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rus-MD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rus-RU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slo-SV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A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fra-C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t-E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fra-F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pol-P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swe-SW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IR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fra-B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fra-CH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fra-F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zho-MA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ara-QA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CH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fin-F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rus-BL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rus-KA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rus-LV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zho-MA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SG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fra-CH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P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fra-B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hrv-HR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isl-IS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nno-N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rus-E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rus-QA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srp-SR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tur-T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C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fra-B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QS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deu-AU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deu-DE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U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sp-CO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nld-B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QU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MA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QS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U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A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BR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C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IR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JA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MA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ML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MY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NZ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PH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QA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QC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QU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SG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US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dan-D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fra-C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fra-CH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por-P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zho-CH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A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QC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A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IR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QC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SG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ind-ID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New</text:p>
          </table:table-cell>
          <table:table-cell office:value-type="string" calcext:value-type="string">
            <text:p>eng-A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aze-QA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cat-ES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ind-ID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nld-NL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sqi-MK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zho-TA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BR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C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ML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NZ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Q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geo-GE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glg-ES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sqi-KS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MY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U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fra-M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A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J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MY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NZ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QU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MA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IR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MY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SG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ita-I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A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C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M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N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P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Q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Q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Q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Q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B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J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eng-M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fra-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mon-M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rend</text:p>
          </table:table-cell>
          <table:table-cell office:value-type="string" calcext:value-type="string">
            <text:p>uzb-UZ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eng-J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B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M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eng-P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fra-MAR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lternativeCount_domain-locale'.A1:'alternativeCount_domain-locale'.C410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Tahoma" style:font-size-complex="10pt" style:language-complex="ar" style:country-complex="SY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SY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1:35:07.8196744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0T01:05:40.952599818</dc:date>
    <dc:creator>M S</dc:creator>
    <meta:editing-duration>PT1M11S</meta:editing-duration>
    <meta:editing-cycles>1</meta:editing-cycles>
    <meta:generator>LibreOffice/7.6.4.1$Linux_X86_64 LibreOffice_project/60$Build-1</meta:generator>
    <meta:document-statistic meta:table-count="1" meta:cell-count="1230" meta:object-count="0"/>
  </office:meta>
</office:document-meta>
</file>